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3">
      <style:paragraph-properties fo:margin-top="0cm" fo:margin-bottom="0cm" style:contextual-spacing="false"/>
    </style:style>
    <style:style style:name="P25" style:family="paragraph" style:parent-style-name="Text_20_body" style:list-style-name="L14"/>
    <style:style style:name="P26" style:family="paragraph" style:parent-style-name="Text_20_body" style:list-style-name="L14">
      <style:paragraph-properties fo:margin-top="0cm" fo:margin-bottom="0cm" style:contextual-spacing="false"/>
    </style:style>
    <style:style style:name="T1" style:family="text">
      <style:text-properties officeooo:rsid="0001925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📘 Дневник производственной практики</text:h>
      <text:h text:style-name="Heading_20_3" text:outline-level="3">📅 До 09.04.2026</text:h>
      <text:p text:style-name="Text_20_body">Записи не велись. Работа отслеживалась по коммитам в системе контроля версий.</text:p>
      <text:p text:style-name="Horizontal_20_Line"/>
      <text:h text:style-name="Heading_20_3" text:outline-level="3">📅 10.04.2026 <text:span text:style-name="T1">(это про учеьный проект с вакансиями)</text:span></text:h>
      <text:p text:style-name="Text_20_body">Выполнено:</text:p>
      <text:list text:style-name="L1">
        <text:list-item>
          <text:p text:style-name="P2">Сделано около 2 коммитов. </text:p>
        </text:list-item>
        <text:list-item>
          <text:p text:style-name="P2">Реализован логгер с использованием библиотеки <text:span text:style-name="Source_20_Text">logging</text:span>. </text:p>
        </text:list-item>
        <text:list-item>
          <text:p text:style-name="P2">Изучена библиотека <text:span text:style-name="Source_20_Text">pydantic-settings</text:span> для работы с переменными окружения. </text:p>
        </text:list-item>
        <text:list-item>
          <text:p text:style-name="P2">Улучшена архитектура проекта (общие файлы вынесены в папку <text:span text:style-name="Source_20_Text">core/</text:span>). </text:p>
        </text:list-item>
        <text:list-item>
          <text:p text:style-name="P2">Исправлен метод <text:span text:style-name="Source_20_Text">PUT</text:span> (добавлены недостающие поля для обновления). </text:p>
        </text:list-item>
        <text:list-item>
          <text:p text:style-name="P2">Приведены к единому виду Pydantic-модели и схемы (исправлена путаница с полями <text:span text:style-name="Source_20_Text">URL</text:span> и <text:span text:style-name="Source_20_Text">Salary</text:span>). </text:p>
        </text:list-item>
        <text:list-item>
          <text:p text:style-name="P2">Настроен <text:span text:style-name="Source_20_Text">.gitignore</text:span>, исключены лишние файлы из коммитов. </text:p>
        </text:list-item>
        <text:list-item>
          <text:p text:style-name="P2">Выполнена интеграция парсера HH.ru с помощью ИИ (CODEX): </text:p>
          <text:list>
            <text:list-item>
              <text:p text:style-name="P2">Добавлен новый query-параметр для поиска по ключевым словам. </text:p>
            </text:list-item>
            <text:list-item>
              <text:p text:style-name="P2">Частично доработан код после некорректной генерации. </text:p>
            </text:list-item>
            <text:list-item>
              <text:p text:style-name="P1">Удалены лишние параметры из парсера и проведено тестирование. </text:p>
            </text:list-item>
          </text:list>
        </text:list-item>
      </text:list>
      <text:p text:style-name="Text_20_body">Полученные знания:</text:p>
      <text:list text:style-name="L2">
        <text:list-item>
          <text:p text:style-name="P4">Работа с <text:span text:style-name="Source_20_Text">pydantic-settings</text:span>. </text:p>
        </text:list-item>
        <text:list-item>
          <text:p text:style-name="P4">Практическое использование <text:span text:style-name="Source_20_Text">logging</text:span>. </text:p>
        </text:list-item>
        <text:list-item>
          <text:p text:style-name="P3">Основы организации архитектуры проекта. </text:p>
        </text:list-item>
      </text:list>
      <text:p text:style-name="Horizontal_20_Line"/>
      <text:h text:style-name="Heading_20_3" text:outline-level="3">📅 11.04.2026 <text:span text:style-name="T1">(Начало работы над другим проектом)</text:span></text:h>
      <text:p text:style-name="Text_20_body">Выполнено:</text:p>
      <text:list text:style-name="L3">
        <text:list-item>
          <text:p text:style-name="P6">Создана файловая структура проекта. </text:p>
        </text:list-item>
        <text:list-item>
          <text:p text:style-name="P6">Подключены зависимости и настроен <text:span text:style-name="Source_20_Text">.gitignore</text:span>. </text:p>
        </text:list-item>
        <text:list-item>
          <text:p text:style-name="P6">Реализовано подключение к базе данных с использованием <text:span text:style-name="Source_20_Text">pydantic-settings</text:span>. </text:p>
        </text:list-item>
        <text:list-item>
          <text:p text:style-name="P6">Созданы маршруты для тестирования подключения к БД (подключение успешно). </text:p>
        </text:list-item>
        <text:list-item>
          <text:p text:style-name="P6">Начато создание первой таблицы. </text:p>
        </text:list-item>
        <text:list-item>
          <text:p text:style-name="P6">Создана таблица <text:span text:style-name="Source_20_Text">Material</text:span>: </text:p>
          <text:list>
            <text:list-item>
              <text:p text:style-name="P6">Реализованы эндпоинты. </text:p>
            </text:list-item>
            <text:list-item>
              <text:p text:style-name="P6">Создан сервисный слой (бизнес-логика). </text:p>
            </text:list-item>
            <text:list-item>
              <text:p text:style-name="P6">Создан слой работы с БД (repositories). </text:p>
            </text:list-item>
            <text:list-item>
              <text:p text:style-name="P5">Проведено тестирование CRUD — всё работает корректно. </text:p>
            </text:list-item>
          </text:list>
        </text:list-item>
      </text:list>
      <text:p text:style-name="Text_20_body">Полученные знания:</text:p>
      <text:list text:style-name="L4">
        <text:list-item>
          <text:p text:style-name="P8">Новый слой архитектуры — <text:span text:style-name="Source_20_Text">repositories</text:span>. </text:p>
        </text:list-item>
        <text:list-item>
          <text:p text:style-name="P7"><text:soft-page-break/>Использование классов в многослойной архитектуре. </text:p>
        </text:list-item>
      </text:list>
      <text:p text:style-name="Horizontal_20_Line"/>
      <text:h text:style-name="Heading_20_3" text:outline-level="3">📅 12.04.2026</text:h>
      <text:p text:style-name="Text_20_body">Выполнено:</text:p>
      <text:list text:style-name="L5">
        <text:list-item>
          <text:p text:style-name="P10">Создана таблица <text:span text:style-name="Source_20_Text">Suppliers</text:span>: </text:p>
          <text:list>
            <text:list-item>
              <text:p text:style-name="P10">Добавлены маршруты, логика, схемы и слой работы с БД. </text:p>
            </text:list-item>
          </text:list>
        </text:list-item>
        <text:list-item>
          <text:p text:style-name="P10">Реализована проверка уникальности полей. </text:p>
        </text:list-item>
        <text:list-item>
          <text:p text:style-name="P10">Исправлены ошибки. </text:p>
        </text:list-item>
        <text:list-item>
          <text:p text:style-name="P10">Создана таблица связей <text:span text:style-name="Source_20_Text">supplier_product</text:span>: </text:p>
          <text:list>
            <text:list-item>
              <text:p text:style-name="P10">Реализована связь между <text:span text:style-name="Source_20_Text">materials</text:span> и <text:span text:style-name="Source_20_Text">suppliers</text:span>. </text:p>
            </text:list-item>
          </text:list>
        </text:list-item>
        <text:list-item>
          <text:p text:style-name="P10">Изучена работа с вложенными ключами и отношениями в SQLAlchemy. </text:p>
        </text:list-item>
        <text:list-item>
          <text:p text:style-name="P10">Для всех POST-запросов добавлен статус-код <text:span text:style-name="Source_20_Text">201 Created</text:span>. </text:p>
        </text:list-item>
        <text:list-item>
          <text:p text:style-name="P9">Частично автоматизировано создание <text:span text:style-name="Source_20_Text">repositories</text:span> и эндпоинтов с помощью ИИ. </text:p>
        </text:list-item>
      </text:list>
      <text:p text:style-name="Text_20_body">Полученные знания:</text:p>
      <text:list text:style-name="L6">
        <text:list-item>
          <text:p text:style-name="P12">Работа с отношениями в БД (SQLAlchemy). </text:p>
        </text:list-item>
        <text:list-item>
          <text:p text:style-name="P11">Оптимизация разработки с помощью ИИ. </text:p>
        </text:list-item>
      </text:list>
      <text:p text:style-name="Horizontal_20_Line"/>
      <text:h text:style-name="Heading_20_3" text:outline-level="3">📅 13.04.2026</text:h>
      <text:p text:style-name="Text_20_body">Выполнено:</text:p>
      <text:list text:style-name="L7">
        <text:list-item>
          <text:p text:style-name="P14">Исправлены ошибки в коде. </text:p>
        </text:list-item>
        <text:list-item>
          <text:p text:style-name="P14">Реализована таблица <text:span text:style-name="Source_20_Text">MaterialPrice</text:span>: </text:p>
          <text:list>
            <text:list-item>
              <text:p text:style-name="P14">Слои <text:span text:style-name="Source_20_Text">route</text:span>, <text:span text:style-name="Source_20_Text">service</text:span>, <text:span text:style-name="Source_20_Text">repository</text:span> частично сгенерированы ИИ и доработаны вручную. </text:p>
            </text:list-item>
          </text:list>
        </text:list-item>
        <text:list-item>
          <text:p text:style-name="P14">Начата разработка парсера. </text:p>
        </text:list-item>
        <text:list-item>
          <text:p text:style-name="P14">Добавлен скрипт для загрузки начальных данных в БД: </text:p>
          <text:list>
            <text:list-item>
              <text:p text:style-name="P14">Материалы и базовые поставщики. </text:p>
            </text:list-item>
            <text:list-item>
              <text:p text:style-name="P14">Скрипт не выполняется, если данные уже существуют. </text:p>
            </text:list-item>
          </text:list>
        </text:list-item>
        <text:list-item>
          <text:p text:style-name="P14">Добавлено поле <text:span text:style-name="Source_20_Text">category</text:span> с использованием <text:span text:style-name="Source_20_Text">enum</text:span> в таблице <text:span text:style-name="Source_20_Text">Material</text:span>. </text:p>
        </text:list-item>
        <text:list-item>
          <text:p text:style-name="P14">Исправлены ошибки в связях БД. </text:p>
        </text:list-item>
        <text:list-item>
          <text:p text:style-name="P13">Скрипт загрузки данных успешно протестирован. </text:p>
        </text:list-item>
      </text:list>
      <text:p text:style-name="Text_20_body">Парсинг:</text:p>
      <text:list text:style-name="L8">
        <text:list-item>
          <text:p text:style-name="P16">Проведено исследование сайта Стройландия: </text:p>
          <text:list>
            <text:list-item>
              <text:p text:style-name="P16">Проверена легальность парсинга. </text:p>
            </text:list-item>
            <text:list-item>
              <text:p text:style-name="P16">Изучена структура сайта. </text:p>
            </text:list-item>
            <text:list-item>
              <text:p text:style-name="P15">Выявлено, что можно использовать универсальный парсер с конфигурацией URL. </text:p>
            </text:list-item>
          </text:list>
        </text:list-item>
      </text:list>
      <text:p text:style-name="Horizontal_20_Line"/>
      <text:h text:style-name="Heading_20_3" text:outline-level="3"><text:soft-page-break/>📅 13–14.04.2026</text:h>
      <text:p text:style-name="Text_20_body">Выполнено:</text:p>
      <text:list text:style-name="L9">
        <text:list-item>
          <text:p text:style-name="P18">Разработана основа парсера: </text:p>
          <text:list>
            <text:list-item>
              <text:p text:style-name="P18">Реализован сбор основной информации со страницы товара. </text:p>
            </text:list-item>
          </text:list>
        </text:list-item>
        <text:list-item>
          <text:p text:style-name="P18">Решена проблема с вложенными HTML-элементами с помощью ИИ. </text:p>
        </text:list-item>
        <text:list-item>
          <text:p text:style-name="P18">Реализована поддержка пагинации: </text:p>
          <text:list>
            <text:list-item>
              <text:p text:style-name="P18">Найден соответствующий HTML-класс. </text:p>
            </text:list-item>
            <text:list-item>
              <text:p text:style-name="P18">Код переработан с помощью ИИ (получился сложный, но рабочий). </text:p>
            </text:list-item>
          </text:list>
        </text:list-item>
        <text:list-item>
          <text:p text:style-name="P17">Проведено тестирование (на примере досок). </text:p>
        </text:list-item>
      </text:list>
      <text:p text:style-name="Horizontal_20_Line"/>
      <text:h text:style-name="Heading_20_3" text:outline-level="3">📅 14.04.2026</text:h>
      <text:p text:style-name="Text_20_body">Выполнено:</text:p>
      <text:list text:style-name="L10">
        <text:list-item>
          <text:p text:style-name="P20">Полная доработка парсера Стройландии: </text:p>
          <text:list>
            <text:list-item>
              <text:p text:style-name="P20">Сделан асинхронным. </text:p>
            </text:list-item>
            <text:list-item>
              <text:p text:style-name="P20">Добавлен слой логики. </text:p>
            </text:list-item>
            <text:list-item>
              <text:p text:style-name="P20">Реализован асинхронный эндпоинт запуска. </text:p>
            </text:list-item>
          </text:list>
        </text:list-item>
        <text:list-item>
          <text:p text:style-name="P20">Данные сохранены в файл и вручную проверены. </text:p>
        </text:list-item>
        <text:list-item>
          <text:p text:style-name="P19">Парсер полностью интегрирован в систему. </text:p>
        </text:list-item>
      </text:list>
      <text:p text:style-name="Text_20_body">Итог:</text:p>
      <text:list text:style-name="L11">
        <text:list-item>
          <text:p text:style-name="P21">Парсер Стройландии полностью готов и работает корректно. </text:p>
        </text:list-item>
      </text:list>
      <text:p text:style-name="Text_20_body">Комментарий:</text:p>
      <text:list text:style-name="L12">
        <text:list-item>
          <text:p text:style-name="P22">Осознана необходимость ускорения разработки для соблюдения сроков. </text:p>
        </text:list-item>
      </text:list>
      <text:p text:style-name="Horizontal_20_Line"/>
      <text:h text:style-name="Heading_20_3" text:outline-level="3">📅 15.04.2026</text:h>
      <text:p text:style-name="Text_20_body">Выполнено:</text:p>
      <text:list text:style-name="L13">
        <text:list-item>
          <text:p text:style-name="P24">Разработан парсер сайта «Петрович»: </text:p>
          <text:list>
            <text:list-item>
              <text:p text:style-name="P24">Первый запуск прошёл успешно. </text:p>
            </text:list-item>
          </text:list>
        </text:list-item>
        <text:list-item>
          <text:p text:style-name="P24">Обнаружена защита сайта: </text:p>
          <text:list>
            <text:list-item>
              <text:p text:style-name="P24">Появляется CAPTCHA при определении бота. </text:p>
            </text:list-item>
          </text:list>
        </text:list-item>
        <text:list-item>
          <text:p text:style-name="P24">Подключена библиотека <text:span text:style-name="Source_20_Text">playwright</text:span>: </text:p>
          <text:list>
            <text:list-item>
              <text:p text:style-name="P24">Парсер частично работает. </text:p>
            </text:list-item>
            <text:list-item>
              <text:p text:style-name="P23">Проблемы возникают с URL, содержащими query-параметры. </text:p>
            </text:list-item>
          </text:list>
        </text:list-item>
      </text:list>
      <text:p text:style-name="Horizontal_20_Line"/>
      <text:h text:style-name="Heading_20_2" text:outline-level="2"><text:soft-page-break/></text:h>
      <text:h text:style-name="Heading_20_2" text:outline-level="2">📌 Итог</text:h>
      <text:p text:style-name="Text_20_body">За период практики:</text:p>
      <text:list text:style-name="L14">
        <text:list-item>
          <text:p text:style-name="P26">Освоена многослойная архитектура backend-приложения. </text:p>
        </text:list-item>
        <text:list-item>
          <text:p text:style-name="P26">Реализована работа с БД (CRUD, связи, ограничения). </text:p>
        </text:list-item>
        <text:list-item>
          <text:p text:style-name="P26">Разработаны и интегрированы парсеры сайтов. </text:p>
        </text:list-item>
        <text:list-item>
          <text:p text:style-name="P26">Активно применялись инструменты ИИ для ускорения разработки. </text:p>
        </text:list-item>
        <text:list-item>
          <text:p text:style-name="P25">Получен практический опыт работы с асинхронностью и веб-скрейпингом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5T16:08:49.539000000</meta:creation-date>
    <dc:date>2026-04-15T16:11:47.251000000</dc:date>
    <meta:editing-duration>PT2M58S</meta:editing-duration>
    <meta:editing-cycles>1</meta:editing-cycles>
    <meta:document-statistic meta:table-count="0" meta:image-count="0" meta:object-count="0" meta:page-count="4" meta:paragraph-count="103" meta:word-count="576" meta:character-count="4140" meta:non-whitespace-character-count="3667"/>
    <meta:generator>LibreOffice/7.6.0.3$Windows_X86_64 LibreOffice_project/69edd8b8ebc41d00b4de3915dc82f8f0fc3b6265</meta:generator>
  </office:meta>
</office:document-meta>
</file>